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Web" style:family="paragraph">
      <style:paragraph-properties style:punctuation-wrap="simple" fo:margin-top="0in" fo:margin-bottom="0in"/>
    </style:style>
    <style:style style:name="P3" style:parent-style-name="StandardWeb" style:family="paragraph">
      <style:paragraph-properties style:punctuation-wrap="simple" fo:margin-top="0in" fo:margin-bottom="0in"/>
    </style:style>
    <style:style style:name="P4" style:parent-style-name="StandardWeb" style:family="paragraph">
      <style:paragraph-properties style:punctuation-wrap="simple" fo:margin-top="0in" fo:margin-bottom="0in"/>
    </style:style>
    <style:style style:name="T5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6" style:parent-style-name="Absatz-Standardschriftart" style:family="text">
      <style:text-properties fo:color="#002060"/>
    </style:style>
    <style:style style:name="P7" style:parent-style-name="StandardWeb" style:family="paragraph">
      <style:paragraph-properties style:punctuation-wrap="simple" fo:margin-top="0in" fo:margin-bottom="0in"/>
    </style:style>
    <style:style style:name="T8" style:parent-style-name="Absatz-Standardschriftart" style:family="text">
      <style:text-properties style:font-name="Symbol" style:font-name-asian="Lucida Sans Unicode" style:font-name-complex="Tahoma" fo:font-weight="bold" style:font-weight-asian="bold" fo:color="#000000" style:letter-kerning="true"/>
    </style:style>
    <style:style style:name="T9" style:parent-style-name="Absatz-Standardschriftart" style:family="text">
      <style:text-properties style:font-name-asian="Lucida Sans Unicode" style:font-name-complex="Mangal" fo:font-weight="bold" style:font-weight-asian="bold" fo:font-style="italic" style:font-style-asian="italic" style:font-style-complex="italic" fo:color="#000000" style:letter-kerning="true" style:text-position="sub 66.6%"/>
    </style:style>
    <style:style style:name="P10" style:parent-style-name="StandardWeb" style:family="paragraph">
      <style:paragraph-properties style:punctuation-wrap="simple" fo:margin-top="0in" fo:margin-bottom="0in"/>
    </style:style>
    <style:style style:name="T11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/>
    </style:style>
    <style:style style:name="T12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 style:text-position="sub 66.6%"/>
    </style:style>
    <style:style style:name="P13" style:parent-style-name="StandardWeb" style:family="paragraph">
      <style:paragraph-properties style:punctuation-wrap="simple" fo:margin-top="0in" fo:margin-bottom="0in"/>
    </style:style>
    <style:style style:name="T14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/>
    </style:style>
    <style:style style:name="T15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 style:text-position="sub 66.6%"/>
    </style:style>
    <style:style style:name="P16" style:parent-style-name="StandardWeb" style:family="paragraph">
      <style:paragraph-properties style:punctuation-wrap="simple" fo:margin-top="0in" fo:margin-bottom="0in"/>
    </style:style>
    <style:style style:name="T17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18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19" style:parent-style-name="StandardWeb" style:family="paragraph">
      <style:paragraph-properties style:punctuation-wrap="simple" fo:margin-top="0in" fo:margin-bottom="0in"/>
    </style:style>
    <style:style style:name="T20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21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22" style:parent-style-name="StandardWeb" style:family="paragraph">
      <style:paragraph-properties style:punctuation-wrap="simple" fo:margin-top="0in" fo:margin-bottom="0in"/>
    </style:style>
    <style:style style:name="T23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24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25" style:parent-style-name="StandardWeb" style:family="paragraph">
      <style:paragraph-properties style:punctuation-wrap="simple" fo:margin-top="0in" fo:margin-bottom="0in"/>
    </style:style>
    <style:style style:name="T26" style:parent-style-name="Absatz-Standardschriftart" style:family="text">
      <style:text-properties style:font-name="Arial" style:font-name-asian="Lucida Sans Unicode" style:font-name-complex="Tahoma" fo:color="#000000" style:letter-kerning="true" fo:font-size="14pt" style:font-size-asian="14pt" style:font-size-complex="14pt"/>
    </style:style>
    <style:style style:name="P27" style:parent-style-name="StandardWeb" style:family="paragraph">
      <style:paragraph-properties style:punctuation-wrap="simple" fo:margin-top="0in" fo:margin-bottom="0in"/>
    </style:style>
    <style:style style:name="T28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29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30" style:parent-style-name="StandardWeb" style:family="paragraph">
      <style:paragraph-properties style:punctuation-wrap="simple" fo:margin-top="0in" fo:margin-bottom="0in"/>
    </style:style>
    <style:style style:name="T31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32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family="graphic" style:name="a37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0">
      <style:graphic-properties style:wrap="run-through" style:run-through="foreground" draw:fill="none" draw:stroke="dash" draw:stroke-dash="a19" svg:stroke-width="0.02083in" svg:stroke-color="#0070c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1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draw:fill="gradient" draw:fill-gradient-name="a24" draw:stroke="none"/>
    </style:style>
    <style:style style:family="graphic" style:name="a26">
      <style:graphic-properties draw:fill="solid" draw:fill-color="#ffffff" draw:opacity="100%" draw:stroke="solid" svg:stroke-width="0.01575in" svg:stroke-color="#000000" svg:stroke-opacity="100%" draw:stroke-linejoin="miter" svg:stroke-linecap="butt"/>
    </style:style>
    <style:style style:family="graphic" style:name="a27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28">
      <style:graphic-properties style:wrap="run-through" style:run-through="foreground" draw:fill="solid" draw:fill-color="#ffffff" draw:opacity="100%" draw:stroke="solid" svg:stroke-width="0.01575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draw:fill="solid" draw:fill-color="#ffffff" draw:opacity="100%" draw:stroke="solid" svg:stroke-width="0.01575in" svg:stroke-color="#000000" svg:stroke-opacity="100%" draw:stroke-linejoin="miter" svg:stroke-linecap="butt"/>
    </style:style>
    <style:style style:family="graphic" style:name="a11">
      <style:graphic-properties style:wrap="run-through" style:run-through="foreground" draw:fill="none" draw:stroke="dash" draw:stroke-dash="a10" svg:stroke-width="0.01042in" svg:stroke-color="#ff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dash" draw:stroke-dash="a12" svg:stroke-width="0.01042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solid" draw:fill-color="#ffffff" draw:opacity="100%" draw:stroke="solid" svg:stroke-width="0.01575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dash" draw:stroke-dash="a16" svg:stroke-width="0.02083in" svg:stroke-color="#0070c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8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dash" draw:stroke-dash="a0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dash" draw:stroke-dash="a2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draw:fill="solid" draw:fill-color="#ffffff" draw:opacity="100%" draw:stroke="solid" svg:stroke-width="0.01575in" svg:stroke-color="#000000" svg:stroke-opacity="100%" draw:stroke-linejoin="miter" svg:stroke-linecap="butt"/>
    </style:style>
    <style:style style:family="graphic" style:name="a5">
      <style:graphic-properties draw:fill="solid" draw:fill-color="#000000" draw:opacity="100%" draw:stroke="none"/>
    </style:style>
    <style:style style:family="graphic" style:name="a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3in" svg:stroke-color="#0070c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  <style:style style:family="graphic" style:name="a30">
      <style:graphic-properties draw:fill="solid" draw:fill-color="#000000" draw:opacity="100%" draw:stroke="none"/>
    </style:style>
    <style:style style:family="graphic" style:name="a3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>
      <style:graphic-properties style:wrap="run-through" style:run-through="foreground" draw:fill="none" draw:stroke="dash" draw:stroke-dash="a34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 style:parent-style-name="Graphics">
      <style:graphic-properties fo:wrap-option="wrap" fo:border="0.01042in none" fo:padding-top="0.05709in" fo:padding-bottom="0.05709in" fo:padding-left="0.1063in" fo:padding-right="0.106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><draw:connector draw:type="line" svg:x1="5.44348in" svg:y1="1.77062in" svg:x2="5.8157in" svg:y2="1.59701in" draw:z-index="251728896" draw:id="id0" draw:style-name="a1" draw:name="Gerader Verbinder 126" text:anchor-type="paragraph"><svg:title/><svg:desc/></draw:connector><draw:connector draw:type="line" svg:x1="1.41875in" svg:y1="3.45341in" svg:x2="5.24445in" svg:y2="1.86869in" draw:z-index="251661312" draw:id="id1" draw:style-name="a3" draw:name="Gerader Verbinder 126" text:anchor-type="paragraph"><svg:title/><svg:desc/></draw:connector><draw:g draw:z-index="251726848" draw:name="Gruppieren 7" draw:id="id4" draw:style-name="a6" text:anchor-type="paragraph"><svg:title/><svg:desc/><draw:custom-shape svg:x="2.66944in" svg:y="0.3545in" svg:width="0.09792in" svg:height="0.09792in" draw:id="id2" draw:style-name="a4" draw:name="Freihandform: Form 3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draw:custom-shape svg:x="2.6988in" svg:y="0.38387in" svg:width="0.03916in" svg:height="0.03916in" draw:id="id3" draw:style-name="a5" draw:name="Freihandform: Form 31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draw:g><draw:custom-shape svg:width="0.77917in" svg:height="0.55278in" draw:z-index="251724800" draw:id="id5" draw:style-name="a7" draw:transform="translate(-0.38958in -0.27639in) rotate(-2.1645) translate(3.06555in 0.67268in)" draw:name="Freihandform: Form 192" text:anchor-type="paragraph"><svg:title/><svg:desc/><draw:enhanced-geometry draw:type="non-primitive" svg:viewBox="0 0 21600 21600" draw:enhanced-path="F M ?f70 ?f71 A ?f104 ?f105 ?f106 ?f107 ?f70 ?f71 ?f101 ?f103  W ?f108 ?f109 ?f110 ?f111 ?f70 ?f71 ?f101 ?f103 N" draw:text-areas="?f51 ?f53 ?f52 ?f54" draw:glue-points="?f17 ?f18 ?f18 ?f17 ?f19 ?f18 ?f18 ?f19" draw:glue-point-leaving-directions="-90, -180, -270, -360"><draw:equation draw:name="f0" draw:formula="10800000"/><draw:equation draw:name="f1" draw:formula="5400000"/><draw:equation draw:name="f2" draw:formula="5419351 / 1725033"/><draw:equation draw:name="f3" draw:formula="0"/><draw:equation draw:name="f4" draw:formula="21600"/><draw:equation draw:name="f5" draw:formula="16065600"/><draw:equation draw:name="f6" draw:formula="75599"/><draw:equation draw:name="f7" draw:formula="0 - 1"/><draw:equation draw:name="f8" draw:formula="10800"/><draw:equation draw:name="f9" draw:formula="?f6 - ?f5"/><draw:equation draw:name="f10" draw:formula="?f5 + ?f1"/><draw:equation draw:name="f11" draw:formula="2700000 + ?f1"/><draw:equation draw:name="f12" draw:formula="?f4 - ?f3"/><draw:equation draw:name="f13" draw:formula="?f9 + 21600000"/><draw:equation draw:name="f14" draw:formula="?f12 / 21600"/><draw:equation draw:name="f15" draw:formula="?f11 - ?f1"/><draw:equation draw:name="f16" draw:formula="if(?f9, ?f9, ?f13)"/><draw:equation draw:name="f17" draw:formula="?f4 / ?f14"/><draw:equation draw:name="f18" draw:formula="?f8 / ?f14"/><draw:equation draw:name="f19" draw:formula="?f3 / ?f14"/><draw:equation draw:name="f20" draw:formula="?f10 * ?f2 / ?f0"/><draw:equation draw:name="f21" draw:formula="0 - ?f20"/><draw:equation draw:name="f22" draw:formula="cos(?f21)"/><draw:equation draw:name="f23" draw:formula="0 - ?f22"/><draw:equation draw:name="f24" draw:formula="?f23"/><draw:equation draw:name="f25" draw:formula="sin(?f21)"/><draw:equation draw:name="f26" draw:formula="0 - ?f25"/><draw:equation draw:name="f27" draw:formula="?f26"/><draw:equation draw:name="f28" draw:formula="?f15 + ?f1"/><draw:equation draw:name="f29" draw:formula="?f28 * ?f2 / ?f0"/><draw:equation draw:name="f30" draw:formula="0 - ?f29"/><draw:equation draw:name="f31" draw:formula="sin(?f30)"/><draw:equation draw:name="f32" draw:formula="0 - ?f31"/><draw:equation draw:name="f33" draw:formula="?f32"/><draw:equation draw:name="f34" draw:formula="cos(?f30)"/><draw:equation draw:name="f35" draw:formula="0 - ?f34"/><draw:equation draw:name="f36" draw:formula="?f35"/><draw:equation draw:name="f37" draw:formula="?f24 * 10800"/><draw:equation draw:name="f38" draw:formula="?f27 * 10800"/><draw:equation draw:name="f39" draw:formula="0 - ?f38"/><draw:equation draw:name="f40" draw:formula="0 - ?f37"/><draw:equation draw:name="f41" draw:formula="?f33 * 10800"/><draw:equation draw:name="f42" draw:formula="?f36 * 10800"/><draw:equation draw:name="f43" draw:formula="10800 - ?f41"/><draw:equation draw:name="f44" draw:formula="10800 + ?f41"/><draw:equation draw:name="f45" draw:formula="10800 - ?f42"/><draw:equation draw:name="f46" draw:formula="10800 + ?f42"/><draw:equation draw:name="f47" draw:formula="atan2(?f39, ?f40)"/><draw:equation draw:name="f48" draw:formula="0 - ?f47"/><draw:equation draw:name="f49" draw:formula="?f48 * ?f0 / ?f2"/><draw:equation draw:name="f50" draw:formula="?f49 - ?f1"/><draw:equation draw:name="f51" draw:formula="?f43 / ?f14"/><draw:equation draw:name="f52" draw:formula="?f44 / ?f14"/><draw:equation draw:name="f53" draw:formula="?f45 / ?f14"/><draw:equation draw:name="f54" draw:formula="?f46 / ?f14"/><draw:equation draw:name="f55" draw:formula="?f50 + ?f1"/><draw:equation draw:name="f56" draw:formula="?f55 * ?f2 / ?f0"/><draw:equation draw:name="f57" draw:formula="0 - ?f56"/><draw:equation draw:name="f58" draw:formula="sin(?f57)"/><draw:equation draw:name="f59" draw:formula="0 - ?f58"/><draw:equation draw:name="f60" draw:formula="?f59"/><draw:equation draw:name="f61" draw:formula="cos(?f57)"/><draw:equation draw:name="f62" draw:formula="0 - ?f61"/><draw:equation draw:name="f63" draw:formula="?f62"/><draw:equation draw:name="f64" draw:formula="0 - ?f60"/><draw:equation draw:name="f65" draw:formula="0 - ?f63"/><draw:equation draw:name="f66" draw:formula="?f7 * ?f64"/><draw:equation draw:name="f67" draw:formula="?f7 * ?f65"/><draw:equation draw:name="f68" draw:formula="?f66 * 10800"/><draw:equation draw:name="f69" draw:formula="?f67 * 10800"/><draw:equation draw:name="f70" draw:formula="10800 + ?f68"/><draw:equation draw:name="f71" draw:formula="10800 + ?f69"/><draw:equation draw:name="f72" draw:formula="21550000 - ?f16"/><draw:equation draw:name="f73" draw:formula="if(?f72, ?f16, 21550000)"/><draw:equation draw:name="f74" draw:formula="-21550000 - ?f73"/><draw:equation draw:name="f75" draw:formula="if(?f74, -21550000, ?f73)"/><draw:equation draw:name="f76" draw:formula="?f5 + ?f75"/><draw:equation draw:name="f77" draw:formula="?f23 * ?f8"/><draw:equation draw:name="f78" draw:formula="?f26 * ?f8"/><draw:equation draw:name="f79" draw:formula="sqrt(?f77 * ?f77 + ?f78 * ?f78 + 0 * 0)"/><draw:equation draw:name="f80" draw:formula="?f8 * ?f8 / ?f79"/><draw:equation draw:name="f81" draw:formula="?f26 * ?f80"/><draw:equation draw:name="f82" draw:formula="?f70 - ?f81"/><draw:equation draw:name="f83" draw:formula="?f23 * ?f80"/><draw:equation draw:name="f84" draw:formula="?f71 - ?f83"/><draw:equation draw:name="f85" draw:formula="?f82 - ?f8"/><draw:equation draw:name="f86" draw:formula="?f84 - ?f8"/><draw:equation draw:name="f87" draw:formula="?f82 + ?f8"/><draw:equation draw:name="f88" draw:formula="?f84 + ?f8"/><draw:equation draw:name="f89" draw:formula="?f76 + ?f1"/><draw:equation draw:name="f90" draw:formula="?f89 * ?f2 / ?f0"/><draw:equation draw:name="f91" draw:formula="0 - ?f90"/><draw:equation draw:name="f92" draw:formula="cos(?f91)"/><draw:equation draw:name="f93" draw:formula="0 - ?f92"/><draw:equation draw:name="f94" draw:formula="?f93 * ?f8"/><draw:equation draw:name="f95" draw:formula="sin(?f91)"/><draw:equation draw:name="f96" draw:formula="0 - ?f95"/><draw:equation draw:name="f97" draw:formula="?f96 * ?f8"/><draw:equation draw:name="f98" draw:formula="sqrt(?f94 * ?f94 + ?f97 * ?f97 + 0 * 0)"/><draw:equation draw:name="f99" draw:formula="?f8 * ?f8 / ?f98"/><draw:equation draw:name="f100" draw:formula="?f96 * ?f99"/><draw:equation draw:name="f101" draw:formula="?f82 + ?f100"/><draw:equation draw:name="f102" draw:formula="?f93 * ?f99"/><draw:equation draw:name="f103" draw:formula="?f84 + ?f102"/><draw:equation draw:name="f104" draw:formula="if(?f75, ?f70, ?f85)"/><draw:equation draw:name="f105" draw:formula="if(?f75, ?f71, ?f86)"/><draw:equation draw:name="f106" draw:formula="if(?f75, ?f70, ?f87)"/><draw:equation draw:name="f107" draw:formula="if(?f75, ?f71, ?f88)"/><draw:equation draw:name="f108" draw:formula="if(?f75, ?f85, ?f101)"/><draw:equation draw:name="f109" draw:formula="if(?f75, ?f86, ?f103)"/><draw:equation draw:name="f110" draw:formula="if(?f75, ?f87, ?f101)"/><draw:equation draw:name="f111" draw:formula="if(?f75, ?f88, ?f103)"/></draw:enhanced-geometry></draw:custom-shape><draw:frame draw:z-index="251678720" draw:id="id6" draw:style-name="a8" draw:transform="translate(-0.14826in -0.15069in) rotate(-0.99168) translate(6.53167in 0.85345in)" draw:name="Textfeld 152" text:anchor-type="paragraph" svg:width="0.29653in" svg:height="0.30139in" style:rel-width="scale" style:rel-height="scale"><draw:text-box><text:p text:style-name="P2"/></draw:text-box><svg:title/><svg:desc/></draw:frame><draw:frame draw:z-index="251676672" draw:id="id7" draw:style-name="a9" draw:transform="translate(-0.14826in -0.15069in) rotate(-5.90505) translate(0.14826in 3.52551in)" draw:name="Textfeld 152" text:anchor-type="paragraph" svg:width="0.29653in" svg:height="0.30139in" style:rel-width="scale" style:rel-height="scale"><draw:text-box><text:p text:style-name="P3"/></draw:text-box><svg:title/><svg:desc/></draw:frame><draw:connector draw:type="line" svg:x1="6.30411in" svg:y1="5.56289in" svg:x2="3.53258in" svg:y2="7.80664in" draw:z-index="251667456" draw:id="id8" draw:style-name="a11" draw:name="Gerader Verbinder 126" text:anchor-type="paragraph"><svg:title/><svg:desc/></draw:connector><draw:connector draw:type="line" svg:x1="2.13859in" svg:y1="4.69227in" svg:x2="4.25873in" svg:y2="9.47144in" draw:z-index="251665408" draw:id="id9" draw:style-name="a13" draw:name="Gerader Verbinder 126" text:anchor-type="paragraph"><svg:title/><svg:desc/></draw:connector><draw:frame draw:z-index="251720704" draw:id="id10" draw:style-name="a14" draw:name="Textfeld 150" text:anchor-type="paragraph" svg:x="2.45803in" svg:y="1.75015in" svg:width="0.29167in" svg:height="0.32014in" style:rel-width="scale" style:rel-height="scale"><draw:text-box><text:p text:style-name="P4"><text:span text:style-name="T5">B</text:span></text:p></draw:text-box><svg:title/><svg:desc/></draw:frame><draw:custom-shape svg:x="4.85243in" svg:y="1.83681in" svg:width="0.14028in" svg:height="0.13125in" draw:z-index="251722752" draw:id="id11" draw:style-name="a15" draw:name="Freihandform: Form 30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text:span text:style-name="T6"><draw:connector draw:type="line" svg:x1="3.46956in" svg:y1="0.11114in" svg:x2="8.09456in" svg:y2="3.25003in" draw:z-index="251688960" draw:id="id12" draw:style-name="a17" draw:name="Gerader Verbinder 126" text:anchor-type="paragraph"><svg:title/><svg:desc/></draw:connector></text:span><draw:frame draw:z-index="251712512" draw:id="id13" draw:style-name="a18" draw:name="Textfeld 150" text:anchor-type="paragraph" svg:x="3.98398in" svg:y="0.61568in" svg:width="0.39514in" svg:height="0.31875in" style:rel-width="scale" style:rel-height="scale"><draw:text-box><text:p text:style-name="P7"><text:span text:style-name="T8"></text:span><text:span text:style-name="T9">0</text:span></text:p></draw:text-box><svg:title/><svg:desc/></draw:frame><draw:connector draw:type="line" svg:x1="3.53563in" svg:y1="4.36219in" svg:x2="2.63007in" svg:y2="-0.00448in" draw:z-index="251691008" draw:id="id14" draw:style-name="a20" draw:name="Gerader Verbinder 126" text:anchor-type="paragraph"><svg:title/><svg:desc/></draw:connector><draw:frame draw:z-index="251700224" draw:id="id15" draw:style-name="a21" draw:name="Textfeld 150" text:anchor-type="paragraph" svg:x="3.40671in" svg:y="3.60419in" svg:width="0.39514in" svg:height="0.31875in" style:rel-width="scale" style:rel-height="scale"><draw:text-box><text:p text:style-name="P10"><text:span text:style-name="T11">m</text:span><text:span text:style-name="T12">a</text:span></text:p></draw:text-box><svg:title/><svg:desc/></draw:frame><draw:frame draw:z-index="251702272" draw:id="id16" draw:style-name="a22" draw:name="Textfeld 150" text:anchor-type="paragraph" svg:x="5.66329in" svg:y="2.18037in" svg:width="0.39514in" svg:height="0.31875in" style:rel-width="scale" style:rel-height="scale"><draw:text-box><text:p text:style-name="P13"><text:span text:style-name="T14">s</text:span><text:span text:style-name="T15">a</text:span></text:p></draw:text-box><svg:title/><svg:desc/></draw:frame><draw:frame draw:z-index="251706368" draw:id="id17" draw:style-name="a23" draw:name="Textfeld 150" text:anchor-type="paragraph" svg:x="2.84705in" svg:y="3.05201in" svg:width="0.39514in" svg:height="0.38542in" style:rel-width="scale" style:rel-height="scale"><draw:text-box><text:p text:style-name="P16"><text:span text:style-name="T17">A</text:span><text:span text:style-name="T18">0</text:span></text:p></draw:text-box><svg:title/><svg:desc/></draw:frame><draw:g draw:z-index="251704320" draw:name="Gruppieren 19" draw:id="id20" draw:style-name="a27" text:anchor-type="paragraph"><svg:title/><svg:desc/><draw:custom-shape svg:x="3.12459in" svg:y="2.97408in" svg:width="0.22642in" svg:height="0.18133in" draw:id="id18" draw:style-name="a25" draw:name="Freihandform: Form 29"><svg:title/><svg:desc/><draw:enhanced-geometry draw:type="non-primitive" svg:viewBox="0 0 400 300" draw:enhanced-path="M ?f0 ?f2 L ?f3 ?f0 ?f1 ?f2 Z N" draw:text-areas="?f8 ?f10 ?f9 ?f11"><draw:equation draw:name="f0" draw:formula="0"/><draw:equation draw:name="f1" draw:formula="400"/><draw:equation draw:name="f2" draw:formula="300"/><draw:equation draw:name="f3" draw:formula="200"/><draw:equation draw:name="f4" draw:formula="?f2 - ?f0"/><draw:equation draw:name="f5" draw:formula="?f1 - ?f0"/><draw:equation draw:name="f6" draw:formula="?f5 / 400"/><draw:equation draw:name="f7" draw:formula="?f4 / 300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3.16829in" svg:y="2.90069in" svg:width="0.14185in" svg:height="0.15161in" draw:id="id19" draw:style-name="a26" draw:name="Freihandform: Form 3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draw:g><draw:custom-shape svg:x="2.70048in" svg:y="1.82471in" svg:width="0.14028in" svg:height="0.13125in" draw:z-index="251718656" draw:id="id21" draw:style-name="a28" draw:name="Freihandform: Form 30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draw:g draw:z-index="251669504" draw:name="Gruppieren 7" draw:id="id24" draw:style-name="a31" text:anchor-type="paragraph"><svg:title/><svg:desc/><draw:custom-shape svg:x="2.6696in" svg:y="0.35208in" svg:width="0.09843in" svg:height="0.09843in" draw:id="id22" draw:style-name="a29" draw:name="Freihandform: Form 2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draw:custom-shape svg:x="2.69913in" svg:y="0.3816in" svg:width="0.03937in" svg:height="0.03937in" draw:id="id23" draw:style-name="a30" draw:name="Freihandform: Form 3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draw:g><draw:frame draw:z-index="251686912" draw:id="id25" draw:style-name="a32" draw:name="Textfeld 150" text:anchor-type="paragraph" svg:x="1.13522in" svg:y="-0.00101in" svg:width="0.39514in" svg:height="0.31875in" style:rel-width="scale" style:rel-height="scale"><draw:text-box><text:p text:style-name="P19"><text:span text:style-name="T20">C</text:span><text:span text:style-name="T21">2</text:span></text:p></draw:text-box><svg:title/><svg:desc/></draw:frame><draw:frame draw:z-index="251684864" draw:id="id26" draw:style-name="a33" draw:name="Textfeld 150" text:anchor-type="paragraph" svg:x="2.399in" svg:y="1.27529in" svg:width="0.39514in" svg:height="0.31875in" style:rel-width="scale" style:rel-height="scale"><draw:text-box><text:p text:style-name="P22"><text:span text:style-name="T23">C</text:span><text:span text:style-name="T24">1</text:span></text:p></draw:text-box><svg:title/><svg:desc/></draw:frame><draw:connector draw:type="line" svg:x1="1.43196in" svg:y1="0.25967in" svg:x2="2.55349in" svg:y2="1.61731in" draw:z-index="251663360" draw:id="id27" draw:style-name="a35" draw:name="Gerader Verbinder 126" text:anchor-type="paragraph"><svg:title/><svg:desc/></draw:connector><draw:frame draw:z-index="251671552" draw:id="id28" draw:style-name="a36" draw:name="Textfeld 160" text:anchor-type="paragraph" svg:x="2.69579in" svg:y="0.27585in" svg:width="0.30139in" svg:height="0.29167in" style:rel-width="scale" style:rel-height="scale"><draw:text-box><text:p text:style-name="P25"><text:span text:style-name="T26">P</text:span></text:p></draw:text-box><svg:title/><svg:desc/></draw:frame><draw:frame draw:z-index="251682816" draw:id="id29" draw:style-name="a37" draw:name="Textfeld 150" text:anchor-type="paragraph" svg:x="1.22894in" svg:y="3.50926in" svg:width="0.39514in" svg:height="0.31875in" style:rel-width="scale" style:rel-height="scale"><draw:text-box><text:p text:style-name="P27"><text:span text:style-name="T28">D</text:span><text:span text:style-name="T29">2</text:span></text:p></draw:text-box><svg:title/><svg:desc/></draw:frame><draw:frame draw:z-index="251680768" draw:id="id30" draw:style-name="a38" draw:name="Textfeld 150" text:anchor-type="paragraph" svg:x="5.67579in" svg:y="1.3358in" svg:width="0.39514in" svg:height="0.31875in" style:rel-width="scale" style:rel-height="scale"><draw:text-box><text:p text:style-name="P30"><text:span text:style-name="T31">D</text:span><text:span text:style-name="T32">1</text:span></text:p></draw:text-box><svg:title/><svg:desc/></draw:frame><draw:frame draw:z-index="251713536" draw:style-name="a39" draw:name="Grafik 28" text:anchor-type="paragraph" svg:x="0in" svg:y="0in" svg:width="5.99028in" svg:height="4.3534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4" draw:style="radial" draw:cx="50%" draw:cy="50%" draw:start-color="#808080" draw:end-color="#c0c0c0" draw:start-intensity="100%" draw:end-intensity="100%"/>
    <draw:stroke-dash draw:name="a0" draw:style="rect" draw:dots1="1" draw:dots1-length="0.0625in" draw:distance="0.0625in"/>
    <draw:stroke-dash draw:name="a16" draw:style="rect" draw:dots1="1" draw:dots1-length="0.16667in" draw:distance="0.16667in"/>
    <draw:stroke-dash draw:name="a10" draw:style="rect" draw:dots1="1" draw:dots1-length="0.08333in" draw:dots2="2" draw:dots2-length="0.01042in" draw:distance="0.08333in"/>
    <draw:stroke-dash draw:name="a34" draw:style="rect" draw:dots1="1" draw:dots1-length="0.0625in" draw:distance="0.0625in"/>
    <draw:stroke-dash draw:name="a2" draw:style="rect" draw:dots1="1" draw:dots1-length="0.0625in" draw:distance="0.0625in"/>
    <draw:stroke-dash draw:name="a12" draw:style="rect" draw:dots1="1" draw:dots1-length="0.08333in" draw:dots2="2" draw:dots2-length="0.01042in" draw:distance="0.08333in"/>
    <draw:stroke-dash draw:name="a19" draw:style="rect" draw:dots1="1" draw:dots1-length="0.16667in" draw:distance="0.16667in"/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Пользователь Windows</meta:initial-creator>
    <dc:creator>Andreas</dc:creator>
    <meta:creation-date>2018-12-12T09:29:00Z</meta:creation-date>
    <dc:date>2018-12-13T20:44:00Z</dc:date>
    <meta:template xlink:href="Normal" xlink:type="simple"/>
    <meta:editing-cycles>8</meta:editing-cycles>
    <meta:editing-duration>PT0S</meta:editing-duration>
    <meta:document-statistic meta:page-count="1" meta:paragraph-count="1" meta:word-count="4" meta:character-count="29" meta:row-count="1" meta:non-whitespace-character-count="26"/>
  </office:meta>
</office:document-meta>
</file>